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71a2" officeooo:paragraph-rsid="001471a2"/>
    </style:style>
    <style:style style:name="P2" style:family="paragraph" style:parent-style-name="Standard">
      <style:text-properties officeooo:rsid="001626b6" officeooo:paragraph-rsid="001626b6"/>
    </style:style>
    <style:style style:name="P3" style:family="paragraph" style:parent-style-name="Standard">
      <style:text-properties officeooo:paragraph-rsid="0018fdae"/>
    </style:style>
    <style:style style:name="P4" style:family="paragraph" style:parent-style-name="Standard">
      <style:text-properties officeooo:rsid="0017e409" officeooo:paragraph-rsid="0017e409"/>
    </style:style>
    <style:style style:name="P5" style:family="paragraph" style:parent-style-name="Standard">
      <style:text-properties fo:font-size="14pt" officeooo:paragraph-rsid="0017e409" style:font-size-asian="14pt" style:font-size-complex="14pt"/>
    </style:style>
    <style:style style:name="P6" style:family="paragraph" style:parent-style-name="Standard" style:list-style-name="L1">
      <style:text-properties officeooo:paragraph-rsid="001626b6"/>
    </style:style>
    <style:style style:name="P7" style:family="paragraph" style:parent-style-name="Standard" style:list-style-name="L1">
      <style:text-properties officeooo:paragraph-rsid="0018fdae"/>
    </style:style>
    <style:style style:name="P8" style:family="paragraph" style:parent-style-name="Standard" style:list-style-name="L1">
      <style:text-properties officeooo:rsid="001471a2" officeooo:paragraph-rsid="001471a2"/>
    </style:style>
    <style:style style:name="P9" style:family="paragraph" style:parent-style-name="Standard" style:list-style-name="L1">
      <style:text-properties officeooo:rsid="001471a2" officeooo:paragraph-rsid="0017e409"/>
    </style:style>
    <style:style style:name="P10" style:family="paragraph" style:parent-style-name="Standard" style:list-style-name="L1">
      <style:text-properties officeooo:rsid="001471a2" officeooo:paragraph-rsid="0018fdae"/>
    </style:style>
    <style:style style:name="P11" style:family="paragraph" style:parent-style-name="Standard" style:list-style-name="L1">
      <style:text-properties officeooo:rsid="0017e409" officeooo:paragraph-rsid="0017e409"/>
    </style:style>
    <style:style style:name="P12" style:family="paragraph" style:parent-style-name="Standard" style:list-style-name="L1">
      <style:text-properties officeooo:rsid="0017e409" officeooo:paragraph-rsid="0018fdae"/>
    </style:style>
    <style:style style:name="P13" style:family="paragraph" style:parent-style-name="Standard" style:list-style-name="L1">
      <style:text-properties fo:font-size="14pt" officeooo:paragraph-rsid="001471a2" style:font-size-asian="14pt" style:font-size-complex="14pt"/>
    </style:style>
    <style:style style:name="P14" style:family="paragraph" style:parent-style-name="Standard" style:list-style-name="L1">
      <style:text-properties fo:font-size="14pt" fo:font-weight="bold" officeooo:paragraph-rsid="001471a2" style:font-size-asian="14pt" style:font-weight-asian="bold" style:font-size-complex="14pt" style:font-weight-complex="bold"/>
    </style:style>
    <style:style style:name="P15" style:family="paragraph" style:parent-style-name="Standard" style:list-style-name="L1">
      <style:text-properties officeooo:rsid="00160140" officeooo:paragraph-rsid="00160140"/>
    </style:style>
    <style:style style:name="P16" style:family="paragraph" style:parent-style-name="Standard" style:list-style-name="L1">
      <style:text-properties officeooo:rsid="00160140" officeooo:paragraph-rsid="0017e409"/>
    </style:style>
    <style:style style:name="P17" style:family="paragraph" style:parent-style-name="Standard" style:list-style-name="L1">
      <style:text-properties officeooo:rsid="00160140" officeooo:paragraph-rsid="0018fdae"/>
    </style:style>
    <style:style style:name="P18" style:family="paragraph" style:parent-style-name="Standard" style:list-style-name="L1">
      <style:text-properties officeooo:rsid="001626b6" officeooo:paragraph-rsid="001626b6"/>
    </style:style>
    <style:style style:name="P19" style:family="paragraph" style:parent-style-name="Standard" style:list-style-name="L1">
      <style:text-properties officeooo:rsid="001626b6" officeooo:paragraph-rsid="0017e409"/>
    </style:style>
    <style:style style:name="P20" style:family="paragraph" style:parent-style-name="Standard" style:list-style-name="L1">
      <style:text-properties officeooo:rsid="001471a2" officeooo:paragraph-rsid="001471a2" fo:background-color="#81d41a"/>
    </style:style>
    <style:style style:name="P21" style:family="paragraph" style:parent-style-name="Standard" style:list-style-name="L1">
      <style:text-properties officeooo:rsid="001471a2" officeooo:paragraph-rsid="0017e409" fo:background-color="#81d41a"/>
    </style:style>
    <style:style style:name="P22" style:family="paragraph" style:parent-style-name="Standard" style:list-style-name="L1">
      <style:text-properties officeooo:rsid="001471a2" officeooo:paragraph-rsid="0018fdae" fo:background-color="#81d41a"/>
    </style:style>
    <style:style style:name="T1" style:family="text">
      <style:text-properties officeooo:rsid="001471a2"/>
    </style:style>
    <style:style style:name="T2" style:family="text">
      <style:text-properties fo:font-weight="bold" style:font-weight-asian="bold" style:font-weight-complex="bold"/>
    </style:style>
    <style:style style:name="T3" style:family="text">
      <style:text-properties fo:font-weight="bold" officeooo:rsid="001471a2" style:font-weight-asian="bold" style:font-weight-complex="bold"/>
    </style:style>
    <style:style style:name="T4" style:family="text">
      <style:text-properties fo:font-weight="bold" officeooo:rsid="001626b6" style:font-weight-asian="bold" style:font-weight-complex="bold"/>
    </style:style>
    <style:style style:name="T5" style:family="text">
      <style:text-properties fo:font-weight="bold" officeooo:rsid="0017e409" style:font-weight-asian="bold" style:font-weight-complex="bold"/>
    </style:style>
    <style:style style:name="T6" style:family="text">
      <style:text-properties fo:font-weight="bold" officeooo:rsid="0018fdae" style:font-weight-asian="bold" style:font-weight-complex="bold"/>
    </style:style>
    <style:style style:name="T7" style:family="text">
      <style:text-properties fo:color="#c9211e"/>
    </style:style>
    <style:style style:name="T8" style:family="text">
      <style:text-properties fo:color="#c9211e" fo:font-weight="bold" officeooo:rsid="001626b6" style:font-weight-asian="bold" style:font-weight-complex="bold"/>
    </style:style>
    <style:style style:name="T9" style:family="text">
      <style:text-properties fo:color="#c9211e" fo:font-weight="bold" officeooo:rsid="001471a2" fo:background-color="#b3cac7" loext:char-shading-value="0" style:font-weight-asian="bold" style:font-weight-complex="bold"/>
    </style:style>
    <style:style style:name="T10" style:family="text">
      <style:text-properties fo:color="#c9211e" fo:font-weight="bold" officeooo:rsid="0018fdae" fo:background-color="#ffff00" loext:char-shading-value="0" style:font-weight-asian="bold" style:font-weight-complex="bold"/>
    </style:style>
    <style:style style:name="T11" style:family="text">
      <style:text-properties fo:color="#c9211e" officeooo:rsid="001626b6"/>
    </style:style>
    <style:style style:name="T12" style:family="text">
      <style:text-properties officeooo:rsid="00160140"/>
    </style:style>
    <style:style style:name="T13" style:family="text">
      <style:text-properties fo:background-color="#81d41a" loext:char-shading-value="0"/>
    </style:style>
    <style:style style:name="T14" style:family="text">
      <style:text-properties officeooo:rsid="001471a2" fo:background-color="#81d41a" loext:char-shading-value="0"/>
    </style:style>
    <style:style style:name="T15" style:family="text">
      <style:text-properties officeooo:rsid="00160140" fo:background-color="#81d41a" loext:char-shading-value="0"/>
    </style:style>
    <style:style style:name="T16" style:family="text">
      <style:text-properties officeooo:rsid="001626b6"/>
    </style:style>
    <style:style style:name="T17" style:family="text">
      <style:text-properties fo:background-color="#b3cac7" loext:char-shading-value="0"/>
    </style:style>
    <style:style style:name="T18" style:family="text">
      <style:text-properties officeooo:rsid="001626b6" fo:background-color="#b3cac7" loext:char-shading-value="0"/>
    </style:style>
    <style:style style:name="T19" style:family="text">
      <style:text-properties officeooo:rsid="0017e409"/>
    </style:style>
    <style:style style:name="T20" style:family="text">
      <style:text-properties fo:font-size="14pt" fo:font-weight="bold" style:font-size-asian="14pt" style:font-weight-asian="bold" style:font-size-complex="14pt" style:font-weight-complex="bold"/>
    </style:style>
    <style:style style:name="T21" style:family="text">
      <style:text-properties officeooo:rsid="0018fdae"/>
    </style:style>
    <style:style style:name="T22" style:family="text">
      <style:text-properties fo:color="#ea7500" officeooo:rsid="0018fdae"/>
    </style:style>
    <style:style style:name="T23" style:family="text">
      <style:text-properties fo:color="#ff0000" officeooo:rsid="0018fdae"/>
    </style:style>
    <style:style style:name="T24" style:family="text">
      <style:text-properties fo:color="#ff0000" fo:font-weight="bold" officeooo:rsid="0018fdae" style:font-weight-asian="bold" style:font-weight-complex="bold"/>
    </style:style>
    <style:style style:name="T25" style:family="text">
      <style:text-properties officeooo:rsid="001a8e8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8129660" text:style-name="L1">
        <text:list-header>
          <text:p text:style-name="P8"><text:span text:style-name="T20">Automation and scheduling Notes</text:span> </text:p>
        </text:list-header>
        <text:list-item>
          <text:p text:style-name="P8"><text:span text:style-name="T7">cron</text:span>, a command line program that is used to schedule tasks </text:p>
        </text:list-item>
        <text:list-item>
          <text:p text:style-name="P11">You can add as many rows as you wish, each will represent a scheduling command call</text:p>
        </text:list-item>
      </text:list>
      <text:p text:style-name="P1"/>
      <text:p text:style-name="P1"/>
      <text:p text:style-name="P1"/>
      <text:list xml:id="list190613293721081" text:continue-numbering="true" text:style-name="L1">
        <text:list-header>
          <text:p text:style-name="P13"><text:span text:style-name="T3">Steps to adding your scripts to the </text:span><text:span text:style-name="T9">cron</text:span><text:span text:style-name="T3"> command for rescheduling</text:span></text:p>
        </text:list-header>
        <text:list-item>
          <text:p text:style-name="P8">1. type -&gt; <text:span text:style-name="T17">crontab</text:span> -e </text:p>
          <text:list>
            <text:list-item>
              <text:p text:style-name="P8">the -e stands for edit </text:p>
            </text:list-item>
          </text:list>
        </text:list-item>
        <text:list-item>
          <text:p text:style-name="P8">2. select an <text:span text:style-name="T2">editor</text:span>, preferably select /bin/nano</text:p>
          <text:list>
            <text:list-item>
              <text:p text:style-name="P8">You can change the editor later by running the following command </text:p>
              <text:list>
                <text:list-item>
                  <text:p text:style-name="P8"><text:span text:style-name="T2">editor change</text:span> : <text:span text:style-name="T19">In your home directory (the file where Documents is at). Type</text:span><text:span text:style-name="T5"> ls -a </text:span></text:p>
                </text:list-item>
                <text:list-item>
                  <text:p text:style-name="P11">Then the file you will see is called <text:span text:style-name="T2">.selected_editor </text:span>and run <text:span text:style-name="T2">.selected_editor</text:span> and you can change your editor. </text:p>
                </text:list-item>
                <text:list-item>
                  <text:p text:style-name="P11">However, once you make it <text:span text:style-name="T2">nano</text:span> editor it will always remember unless you go and change it </text:p>
                </text:list-item>
                <text:list-item>
                  <text:p text:style-name="P11">Type -&gt; s<text:span text:style-name="T2">elect_editor</text:span> without <text:span text:style-name="T2">.</text:span> (t<text:span text:style-name="T2">he dot or period)</text:span> And it will ask you which editor you want to use</text:p>
                </text:list-item>
              </text:list>
            </text:list-item>
          </text:list>
        </text:list-item>
        <text:list-item>
          <text:p text:style-name="P8">3. Do <text:span text:style-name="T12">Not rem</text:span>ove the # from the last line in the file. The last line has the <text:span text:style-name="T13">m h dom mon dow command </text:span></text:p>
          <text:list>
            <text:list-item>
              <text:p text:style-name="P8">each of the columns are separated by a space </text:p>
            </text:list-item>
            <text:list-item>
              <text:p text:style-name="P8">if you wanted to write multiple minutes tape -&gt; 14,15 you can not have space between the minutes. The moment you have space linux will assume it is the other column </text:p>
            </text:list-item>
          </text:list>
        </text:list-item>
        <text:list-item>
          <text:p text:style-name="P15">4. Begin creating schedules by create <text:s/>rows below the <text:span text:style-name="T13"># m h dom mon dow command</text:span> row</text:p>
          <text:list>
            <text:list-item>
              <text:p text:style-name="P15">complete a full row by satisfying every required column out <text:s/></text:p>
            </text:list-item>
          </text:list>
        </text:list-item>
        <text:list-item>
          <text:p text:style-name="P6"><text:span text:style-name="T16">5. when done, click on</text:span><text:span text:style-name="T8"> Ctrl <text:s/>O</text:span><text:span text:style-name="T16"> to </text:span><text:span text:style-name="T11">save</text:span><text:span text:style-name="T16"> the </text:span><text:span text:style-name="T18">crontab fil</text:span><text:span text:style-name="T16">e and </text:span><text:span text:style-name="T11">exit</text:span><text:span text:style-name="T16"> <text:s/></text:span></text:p>
        </text:list-item>
      </text:list>
      <text:p text:style-name="P1"/>
      <text:p text:style-name="P1"/>
      <text:p text:style-name="P1"/>
      <text:list xml:id="list190612664631366" text:continue-numbering="true" text:style-name="L1">
        <text:list-header>
          <text:p text:style-name="P14"><text:span text:style-name="T1">The breakdown of the </text:span><text:span text:style-name="T12">columns: </text:span><text:span text:style-name="T1"><text:s/></text:span><text:span text:style-name="T14">minutes, hour, month day, month, <text:s/>week day, </text:span><text:span text:style-name="T15">command</text:span></text:p>
        </text:list-header>
        <text:list-item>
          <text:p text:style-name="P8">go to <text:a xlink:type="simple" xlink:href="https://crontab.guru/" text:style-name="Internet_20_link" text:visited-style-name="Visited_20_Internet_20_Link">https://crontab.guru/</text:a> a very good website. Also, the following are explained below</text:p>
        </text:list-item>
        <text:list-item>
          <text:p text:style-name="P11">You can add as many rows as you wish, each will represent a scheduling command call </text:p>
        </text:list-item>
        <text:list-item>
          <text:p text:style-name="P8"><text:span text:style-name="T13">minutes</text:span> </text:p>
          <text:list>
            <text:list-item>
              <text:p text:style-name="P8">15 <text:s/>-&gt; when ever it is minute 15 in the hour </text:p>
            </text:list-item>
            <text:list-item>
              <text:p text:style-name="P8">* /15 -&gt; every 15 minutes</text:p>
            </text:list-item>
            <text:list-item>
              <text:p text:style-name="P8">* <text:s/>-&gt; every minute</text:p>
            </text:list-item>
            <text:list-item>
              <text:p text:style-name="P15">15-19 -&gt; every minute from 15 to 19 minutes </text:p>
            </text:list-item>
            <text:list-item>
              <text:p text:style-name="P15">15,45 -&gt; when every it is minute 15 and minute 25</text:p>
            </text:list-item>
          </text:list>
        </text:list-item>
        <text:list-item>
          <text:p text:style-name="P8"><text:span text:style-name="T13">hour</text:span> </text:p>
          <text:list>
            <text:list-item>
              <text:p text:style-name="P15">allowed hours 0-23</text:p>
            </text:list-item>
          </text:list>
        </text:list-item>
        <text:list-item>
          <text:p text:style-name="P8"><text:span text:style-name="T13">month day</text:span> </text:p>
          <text:list>
            <text:list-item>
              <text:p text:style-name="P15">the month’s day, must match the actual month’s number of days </text:p>
            </text:list-item>
            <text:list-item>
              <text:p text:style-name="P18">if you type 30 for FEB. Then this will not work </text:p>
            </text:list-item>
          </text:list>
        </text:list-item>
        <text:list-item>
          <text:p text:style-name="P8"><text:span text:style-name="T13">month</text:span> </text:p>
          <text:list>
            <text:list-item>
              <text:p text:style-name="P15">can either input 12 or DEC </text:p>
            </text:list-item>
            <text:list-item>
              <text:p text:style-name="P15">Each month can be represented by a capital 3 letters </text:p>
            </text:list-item>
          </text:list>
        </text:list-item>
        <text:list-item>
          <text:p text:style-name="P20">week day</text:p>
          <text:list>
            <text:list-item>
              <text:p text:style-name="P18"><text:soft-page-break/>can be between 0-6. 0 is a Sunday and 6 is a Saturday </text:p>
            </text:list-item>
            <text:list-item>
              <text:p text:style-name="P18">Also, you can input the three letters MON or THU etc </text:p>
            </text:list-item>
          </text:list>
        </text:list-item>
        <text:list-item>
          <text:p text:style-name="P15"><text:span text:style-name="T13">command</text:span> </text:p>
          <text:list>
            <text:list-item>
              <text:p text:style-name="P18">the command that we will actually run </text:p>
            </text:list-item>
          </text:list>
        </text:list-item>
      </text:list>
      <text:p text:style-name="P2"/>
      <text:list xml:id="list190613557188159" text:continue-numbering="true" text:style-name="L1">
        <text:list-item>
          <text:list>
            <text:list-item>
              <text:p text:style-name="P18">For Exp (<text:span text:style-name="T2">None Bash Commands</text:span>) -&gt; echo “Hello World” &gt;&gt; ~/Desktop/hello.txt </text:p>
              <text:list>
                <text:list-item>
                  <text:p text:style-name="P18">Imagine that specific type the command line will open up and type. The command you just wrote. Therefore, keep that in mind when you are typing your commands. Always test your commands prior to that </text:p>
                </text:list-item>
              </text:list>
            </text:list-item>
          </text:list>
        </text:list-item>
      </text:list>
      <text:p text:style-name="P2"/>
      <text:list xml:id="list190614104807367" text:continue-numbering="true" text:style-name="L1">
        <text:list-item>
          <text:list>
            <text:list-item>
              <text:p text:style-name="P6"><text:span text:style-name="T16">For Exp (</text:span><text:span text:style-name="T4"> Bash Commands</text:span><text:span text:style-name="T16">) -&gt; </text:span><text:span text:style-name="T21">just type the </text:span><text:span text:style-name="T24">bash</text:span><text:span text:style-name="T21"> </text:span><text:span text:style-name="T22">command_name(including path)</text:span><text:span text:style-name="T21">. This must be done after the command was added to the </text:span><text:span text:style-name="T10">bin</text:span><text:span text:style-name="T21"> </text:span><text:span text:style-name="T10">folder</text:span><text:span text:style-name="T21"> and </text:span><text:span text:style-name="T10">configured</text:span></text:p>
            </text:list-item>
            <text:list-item>
              <text:p text:style-name="P6"/>
            </text:list-item>
          </text:list>
        </text:list-item>
      </text:list>
      <text:p text:style-name="P2"/>
      <text:p text:style-name="P2"/>
      <text:p text:style-name="P2"/>
      <text:p text:style-name="P2"/>
      <text:p text:style-name="P5"><text:span text:style-name="T6">Case Scenario </text:span><text:span text:style-name="T5">Example</text:span><text:span text:style-name="T6">s</text:span><text:span text:style-name="T5"> of cron expressions</text:span></text:p>
      <text:p text:style-name="P4">1. Exp1: Running a file every Friday of every week at 23:59 to back up your files </text:p>
      <text:list xml:id="list190614010965091" text:continue-numbering="true" text:style-name="L1">
        <text:list-item>
          <text:p text:style-name="P11">You can add as many rows as you wish, each will represent a scheduling command call </text:p>
        </text:list-item>
        <text:list-item>
          <text:p text:style-name="P9"><text:span text:style-name="T13">minutes</text:span> </text:p>
          <text:list>
            <text:list-item>
              <text:p text:style-name="P11">59</text:p>
            </text:list-item>
          </text:list>
        </text:list-item>
        <text:list-item>
          <text:p text:style-name="P9"><text:span text:style-name="T13">hour</text:span> </text:p>
          <text:list>
            <text:list-item>
              <text:p text:style-name="P11">23</text:p>
            </text:list-item>
          </text:list>
        </text:list-item>
        <text:list-item>
          <text:p text:style-name="P9"><text:span text:style-name="T13">month day</text:span> </text:p>
          <text:list>
            <text:list-item>
              <text:p text:style-name="P16">*</text:p>
            </text:list-item>
          </text:list>
        </text:list-item>
        <text:list-item>
          <text:p text:style-name="P9"><text:span text:style-name="T13">month</text:span> </text:p>
          <text:list>
            <text:list-item>
              <text:p text:style-name="P16">* <text:s/></text:p>
            </text:list-item>
          </text:list>
        </text:list-item>
        <text:list-item>
          <text:p text:style-name="P21">week day</text:p>
          <text:list>
            <text:list-item>
              <text:p text:style-name="P11">FRI</text:p>
            </text:list-item>
          </text:list>
        </text:list-item>
        <text:list-item>
          <text:p text:style-name="P16"><text:span text:style-name="T13">command</text:span> </text:p>
          <text:list>
            <text:list-item>
              <text:p text:style-name="P19">the command that we will actually run </text:p>
            </text:list-item>
          </text:list>
          <text:p text:style-name="P7"/>
        </text:list-item>
      </text:list>
      <text:p text:style-name="P3"><text:span text:style-name="T25">2.</text:span><text:span text:style-name="T19"> Exp</text:span><text:span text:style-name="T25">2</text:span><text:span text:style-name="T19">: Running a </text:span><text:span text:style-name="T21">bash script every minute of the day every day </text:span></text:p>
      <text:list xml:id="list190614482701346" text:continue-numbering="true" text:style-name="L1">
        <text:list-item>
          <text:p text:style-name="P12">You can add as many rows as you wish, each will represent a scheduling command call </text:p>
        </text:list-item>
        <text:list-item>
          <text:p text:style-name="P10"><text:span text:style-name="T13">minutes</text:span> </text:p>
          <text:list>
            <text:list-item>
              <text:p text:style-name="P12">*</text:p>
            </text:list-item>
          </text:list>
        </text:list-item>
        <text:list-item>
          <text:p text:style-name="P10"><text:span text:style-name="T13">hour</text:span> </text:p>
          <text:list>
            <text:list-item>
              <text:p text:style-name="P12">*</text:p>
            </text:list-item>
          </text:list>
        </text:list-item>
        <text:list-item>
          <text:p text:style-name="P10"><text:span text:style-name="T13">month day</text:span> </text:p>
          <text:list>
            <text:list-item>
              <text:p text:style-name="P17">*</text:p>
            </text:list-item>
          </text:list>
        </text:list-item>
        <text:list-item>
          <text:p text:style-name="P10"><text:span text:style-name="T13">month</text:span> </text:p>
          <text:list>
            <text:list-item>
              <text:p text:style-name="P17">* <text:s/></text:p>
            </text:list-item>
          </text:list>
        </text:list-item>
        <text:list-item>
          <text:p text:style-name="P22">week day</text:p>
          <text:list>
            <text:list-item>
              <text:p text:style-name="P12">*</text:p>
            </text:list-item>
          </text:list>
        </text:list-item>
        <text:list-item>
          <text:p text:style-name="P17"><text:span text:style-name="T13">command</text:span> </text:p>
          <text:list>
            <text:list-header>
              <text:p text:style-name="P7"><text:span text:style-name="T23">bash</text:span><text:span text:style-name="T21"> </text:span><text:span text:style-name="T22">~/bin/name_of_script </text:span><text:span text:style-name="T21">-&gt; </text:span><text:span text:style-name="T23">bash</text:span><text:span text:style-name="T21"> </text:span><text:span text:style-name="T22">~/bin/hello </text:span><text:span text:style-name="T16"><text:s/></text:span></text:p>
            </text:list-header>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9T20:01:02.861109207</meta:creation-date>
    <meta:generator>LibreOffice/6.4.7.2$Linux_X86_64 LibreOffice_project/40$Build-2</meta:generator>
    <dc:date>2022-01-20T07:09:41.633772348</dc:date>
    <meta:editing-duration>PT5M57S</meta:editing-duration>
    <meta:editing-cycles>2</meta:editing-cycles>
    <meta:document-statistic meta:table-count="0" meta:image-count="0" meta:object-count="0" meta:page-count="2" meta:paragraph-count="74" meta:word-count="659" meta:character-count="3186" meta:non-whitespace-character-count="2611"/>
  </office:meta>
</office:document-meta>
</file>